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JarsResourceResolverTests.resolveUrlWebJar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JarsResourceResolverTests.resolve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JarsResourceResolverTests.resolveUrlWebJa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JarsResourceResolverTests.resolveResourc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JarsResourceResolverTests.resolveUrl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JarsResourceResolverTests.resolveResourceWeb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JarsResourceResolverTests.resolveUrlExistingNotInJar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